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color="#eeeeee"/>
    </style:style>
    <style:style style:name="ce3" style:family="table-cell" style:parent-style-name="Default">
      <style:map style:condition="cell-content()=1" style:apply-style-name="Untitled1" style:base-cell-address="Segregation_observations.C4"/>
      <style:map style:condition="cell-content()=2" style:apply-style-name="Untitled2" style:base-cell-address="Segregation_observations.C4"/>
      <style:map style:condition="cell-content()=-1" style:apply-style-name="Untitled3" style:base-cell-address="Segregation_observations.C4"/>
    </style:style>
    <style:style style:name="ce4" style:family="table-cell" style:parent-style-name="Default">
      <style:map style:condition="cell-content()=1" style:apply-style-name="Untitled1" style:base-cell-address="Segregation_observations.C25"/>
      <style:map style:condition="cell-content()=2" style:apply-style-name="Untitled2" style:base-cell-address="Segregation_observations.C25"/>
      <style:map style:condition="cell-content()=-1" style:apply-style-name="Untitled3" style:base-cell-address="Segregation_observations.C25"/>
    </style:style>
    <style:style style:name="ce5" style:family="table-cell" style:parent-style-name="Default">
      <style:map style:condition="cell-content()=1" style:apply-style-name="Untitled1" style:base-cell-address="Segregation_observations.C25"/>
      <style:map style:condition="cell-content()=2" style:apply-style-name="Untitled2" style:base-cell-address="Segregation_observations.C25"/>
      <style:map style:condition="cell-content()=-1" style:apply-style-name="Untitled3" style:base-cell-address="Segregation_observations.C25"/>
    </style:style>
    <style:style style:name="ce14" style:family="table-cell" style:parent-style-name="Default">
      <style:map style:condition="cell-content()=1" style:apply-style-name="Untitled1" style:base-cell-address="Segregation_observations.W20"/>
      <style:map style:condition="cell-content()=2" style:apply-style-name="Untitled2" style:base-cell-address="Segregation_observations.W20"/>
      <style:map style:condition="cell-content()=-1" style:apply-style-name="Untitled3" style:base-cell-address="Segregation_observations.W20"/>
    </style:style>
    <style:style style:name="ce15" style:family="table-cell" style:parent-style-name="Default">
      <style:map style:condition="cell-content()=1" style:apply-style-name="Untitled1" style:base-cell-address="Segregation_observations.W20"/>
      <style:map style:condition="cell-content()=2" style:apply-style-name="Untitled2" style:base-cell-address="Segregation_observations.W20"/>
      <style:map style:condition="cell-content()=-1" style:apply-style-name="Untitled3" style:base-cell-address="Segregation_observations.W20"/>
    </style:style>
    <style:style style:name="ce7" style:family="table-cell" style:parent-style-name="Default" style:data-style-name="N2"/>
    <style:style style:name="ce17" style:family="table-cell" style:parent-style-name="Default">
      <style:map style:condition="cell-content()=1" style:apply-style-name="Untitled1" style:base-cell-address="Segregation_observations.N4"/>
      <style:map style:condition="cell-content()=2" style:apply-style-name="Untitled2" style:base-cell-address="Segregation_observations.N4"/>
      <style:map style:condition="cell-content()=-1" style:apply-style-name="Untitled3" style:base-cell-address="Segregation_observations.N4"/>
    </style:style>
    <style:style style:name="ce8" style:family="table-cell" style:parent-style-name="Default" style:data-style-name="N118"/>
    <style:style style:name="ce6" style:family="table-cell" style:parent-style-name="Default">
      <style:map style:condition="cell-content()=1" style:apply-style-name="Untitled1" style:base-cell-address="Segregation_observations.W20"/>
      <style:map style:condition="cell-content()=2" style:apply-style-name="Untitled2" style:base-cell-address="Segregation_observations.W20"/>
      <style:map style:condition="cell-content()=-1" style:apply-style-name="Untitled3" style:base-cell-address="Segregation_observations.W20"/>
    </style:style>
  </office:automatic-styles>
  <office:body>
    <office:spreadsheet>
      <table:calculation-settings table:automatic-find-labels="false"/>
      <table:table table:name="Segregation_observations" table:style-name="ta1">
        <table:table-column table:style-name="co1" table:default-cell-style-name="ce2"/>
        <table:table-column table:style-name="co1" table:default-cell-style-name="Default"/>
        <table:table-column table:style-name="co1" table:number-columns-repeated="9" table:default-cell-style-name="ce3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Accounting for significance patterns</text:p>
          </table:table-cell>
          <table:table-cell/>
          <table:table-cell table:style-name="Default" table:number-columns-repeated="9"/>
          <table:table-cell/>
          <table:table-cell table:style-name="ce1" office:value-type="string" calcext:value-type="string">
            <text:p>Relative to selfishness predictions</text:p>
          </table:table-cell>
          <table:table-cell table:number-columns-repeated="4"/>
          <table:table-cell office:value-type="string" calcext:value-type="string">
            <text:p>Positive dirn</text:p>
          </table:table-cell>
          <table:table-cell office:value-type="string" calcext:value-type="string">
            <text:p>0 = NOT predicted by selfishness; 1 = predicted by selfishness; 2 = ambiguous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Negative dirn</text:p>
          </table:table-cell>
          <table:table-cell office:value-type="string" calcext:value-type="string">
            <text:p>3 = NOT predicted by selfishness, 5 = predicted by selfishness; 4 = ambiguous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style-name="Default" office:value-type="string" calcext:value-type="string">
            <text:p>JF1-C57</text:p>
          </table:table-cell>
          <table:table-cell table:style-name="Default" office:value-type="string" calcext:value-type="string">
            <text:p>RR-C57</text:p>
          </table:table-cell>
          <table:table-cell table:style-name="Default" office:value-type="string" calcext:value-type="string">
            <text:p>HB_C57</text:p>
          </table:table-cell>
          <table:table-cell table:style-name="Default" office:value-type="string" calcext:value-type="string">
            <text:p>ST_C57</text:p>
          </table:table-cell>
          <table:table-cell table:style-name="Default" office:value-type="string" calcext:value-type="string">
            <text:p>BG_C57</text:p>
          </table:table-cell>
          <table:table-cell table:style-name="Default" office:value-type="string" calcext:value-type="string">
            <text:p>LE_C57</text:p>
          </table:table-cell>
          <table:table-cell table:style-name="Default" office:value-type="string" calcext:value-type="string">
            <text:p>NZW_C57</text:p>
          </table:table-cell>
          <table:table-cell table:style-name="Default" office:value-type="string" calcext:value-type="string">
            <text:p>NZB_BALB</text:p>
          </table:table-cell>
          <table:table-cell table:style-name="Default" office:value-type="string" calcext:value-type="string">
            <text:p>NZB_129S6</text:p>
          </table:table-cell>
          <table:table-cell table:number-columns-repeated="2"/>
          <table:table-cell office:value-type="string" calcext:value-type="string">
            <text:p>JF1-C57</text:p>
          </table:table-cell>
          <table:table-cell office:value-type="string" calcext:value-type="string">
            <text:p>RR-C57</text:p>
          </table:table-cell>
          <table:table-cell office:value-type="string" calcext:value-type="string">
            <text:p>HB_C57</text:p>
          </table:table-cell>
          <table:table-cell office:value-type="string" calcext:value-type="string">
            <text:p>ST_C57</text:p>
          </table:table-cell>
          <table:table-cell office:value-type="string" calcext:value-type="string">
            <text:p>BG_C57</text:p>
          </table:table-cell>
          <table:table-cell office:value-type="string" calcext:value-type="string">
            <text:p>LE_C57</text:p>
          </table:table-cell>
          <table:table-cell office:value-type="string" calcext:value-type="string">
            <text:p>NZW_C57</text:p>
          </table:table-cell>
          <table:table-cell office:value-type="string" calcext:value-type="string">
            <text:p>NZB_BALB</text:p>
          </table:table-cell>
          <table:table-cell office:value-type="string" calcext:value-type="string">
            <text:p>NZB_129S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u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number-columns-repeated="2"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pleen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kin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/>
          <table:table-cell table:style-name="ce14" table:number-columns-repeated="2"/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table:number-columns-repeated="2"/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Uterus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/>
          <table:table-cell table:style-name="ce14" table:number-columns-repeated="2"/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number-columns-repeated="3"/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lood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14" table:number-columns-repeated="2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ancreas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table:style-name="ce14" table:number-columns-repeated="2"/>
          <table:table-cell table:style-name="ce17" table:number-columns-repeated="6"/>
          <table:table-cell table:style-name="ce17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Ova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7" table:number-columns-repeated="6"/>
          <table:table-cell table:style-name="ce17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string" calcext:value-type="string">
            <text:p>Stomac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4"/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7" table:number-columns-repeated="4"/>
          <table:table-cell table:style-name="ce17" office:value-type="float" office:value="5" calcext:value-type="float">
            <text:p>5</text:p>
          </table:table-cell>
          <table:table-cell table:style-name="ce17" table:number-columns-repeated="2"/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iver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Kidne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estis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/>
          <table:table-cell table:style-name="ce14" table:number-columns-repeated="2"/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number-columns-repeated="3"/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ail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ung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  <table:table-cell table:style-name="ce14" table:number-columns-repeated="2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uscl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4" table:number-columns-repeated="2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rai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3" table:style-name="ce17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Heart 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/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3"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13"/>
          <table:table-cell table:style-name="ce15" table:number-columns-repeated="2"/>
          <table:table-cell table:style-name="ce14" table:number-columns-repeated="7"/>
          <table:table-cell table:style-name="ce6"/>
        </table:table-row>
        <table:table-row table:style-name="ro2">
          <table:table-cell table:style-name="Default"/>
          <table:table-cell/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ce1" office:value-type="string" calcext:value-type="string">
            <text:p>Ignoring significance patterns</text:p>
          </table:table-cell>
          <table:table-cell/>
          <table:table-cell table:style-name="Default" table:number-columns-repeated="9"/>
          <table:table-cell/>
          <table:table-cell table:style-name="ce1" office:value-type="string" calcext:value-type="string">
            <text:p>Statistics</text:p>
          </table:table-cell>
          <table:table-cell table:number-columns-repeated="10"/>
        </table:table-row>
        <table:table-row table:style-name="ro2">
          <table:table-cell table:style-name="Default"/>
          <table:table-cell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2"/>
        </table:table-row>
        <table:table-row table:style-name="ro2">
          <table:table-cell table:style-name="Default"/>
          <table:table-cell/>
          <table:table-cell table:style-name="Default" office:value-type="string" calcext:value-type="string">
            <text:p>BG_C57</text:p>
          </table:table-cell>
          <table:table-cell table:style-name="Default" office:value-type="string" calcext:value-type="string">
            <text:p>JF1-C57</text:p>
          </table:table-cell>
          <table:table-cell table:style-name="Default" office:value-type="string" calcext:value-type="string">
            <text:p>RR-C57</text:p>
          </table:table-cell>
          <table:table-cell table:style-name="Default" office:value-type="string" calcext:value-type="string">
            <text:p>ST_C57</text:p>
          </table:table-cell>
          <table:table-cell table:style-name="Default" office:value-type="string" calcext:value-type="string">
            <text:p>LE_C57</text:p>
          </table:table-cell>
          <table:table-cell table:style-name="Default" office:value-type="string" calcext:value-type="string">
            <text:p>NZW_C57</text:p>
          </table:table-cell>
          <table:table-cell table:style-name="Default" office:value-type="string" calcext:value-type="string">
            <text:p>HB_C57</text:p>
          </table:table-cell>
          <table:table-cell table:style-name="Default" office:value-type="string" calcext:value-type="string">
            <text:p>NZB_BALB</text:p>
          </table:table-cell>
          <table:table-cell table:style-name="Default" office:value-type="string" calcext:value-type="string">
            <text:p>NZB_129S6</text:p>
          </table:table-cell>
          <table:table-cell table:number-columns-repeated="3"/>
          <table:table-cell office:value-type="string" calcext:value-type="string">
            <text:p>without HB</text:p>
          </table:table-cell>
          <table:table-cell office:value-type="string" calcext:value-type="string">
            <text:p>with HB</text:p>
          </table:table-cell>
          <table:table-cell table:number-columns-repeated="2"/>
          <table:table-cell office:value-type="string" calcext:value-type="string">
            <text:p>without HB</text:p>
          </table:table-cell>
          <table:table-cell office:value-type="string" calcext:value-type="string">
            <text:p>with HB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ut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text:p>False positives</text:p>
          </table:table-cell>
          <table:table-cell table:formula="of:=COUNTIF([.$N$4:.$W$19]; 3)" office:value-type="float" office:value="11" calcext:value-type="float">
            <text:p>11</text:p>
          </table:table-cell>
          <table:table-cell table:formula="of:=COUNTIF([.$N$4:.$W$19]; 3)+COUNTIF([.$N$4:.$W$19]; 4)" office:value-type="float" office:value="18" calcext:value-type="float">
            <text:p>18</text:p>
          </table:table-cell>
          <table:table-cell/>
          <table:table-cell office:value-type="string" calcext:value-type="string">
            <text:p>Propn of observed positives captured</text:p>
          </table:table-cell>
          <table:table-cell table:style-name="ce7" table:formula="of:=[.O27]/([.O27]+[.O26])" office:value-type="float" office:value="0.704545454545455" calcext:value-type="float">
            <text:p>0.70</text:p>
          </table:table-cell>
          <table:table-cell table:style-name="ce7" table:formula="of:=[.P27]/([.P27]+[.P26])" office:value-type="float" office:value="0.74" calcext:value-type="float">
            <text:p>0.7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pleen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 negatives</text:p>
          </table:table-cell>
          <table:table-cell table:formula="of:=COUNTIF([.$N$4:.$W$19]; 0)" office:value-type="float" office:value="13" calcext:value-type="float">
            <text:p>13</text:p>
          </table:table-cell>
          <table:table-cell table:formula="of:=COUNTIF([.$N$4:.$W$19]; 0)" office:value-type="float" office:value="13" calcext:value-type="float">
            <text:p>13</text:p>
          </table:table-cell>
          <table:table-cell/>
          <table:table-cell office:value-type="string" calcext:value-type="string">
            <text:p>Propn of observed negatives captured</text:p>
          </table:table-cell>
          <table:table-cell table:style-name="ce7" table:formula="of:=[.O28]/([.O28]+[.O25])" office:value-type="float" office:value="0.685714285714286" calcext:value-type="float">
            <text:p>0.69</text:p>
          </table:table-cell>
          <table:table-cell table:style-name="ce7" table:formula="of:=[.P28]/([.P28]+[.P25])" office:value-type="float" office:value="0.571428571428571" calcext:value-type="float">
            <text:p>0.57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k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text:p>True positives</text:p>
          </table:table-cell>
          <table:table-cell table:formula="of:=COUNTIF([.$N$4:.$W$19]; 1)" office:value-type="float" office:value="31" calcext:value-type="float">
            <text:p>31</text:p>
          </table:table-cell>
          <table:table-cell table:formula="of:=COUNTIF([.$N$4:.$W$19]; 1)+COUNTIF([.$N$4:.$W$19]; 2)" office:value-type="float" office:value="37" calcext:value-type="float">
            <text:p>37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Uterus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text:p>True negativies</text:p>
          </table:table-cell>
          <table:table-cell table:formula="of:=COUNTIF([.$N$4:.$W$19]; 5)" office:value-type="float" office:value="24" calcext:value-type="float">
            <text:p>24</text:p>
          </table:table-cell>
          <table:table-cell table:formula="of:=COUNTIF([.$N$4:.$W$19]; 5)" office:value-type="float" office:value="24" calcext:value-type="float">
            <text:p>24</text:p>
          </table:table-cell>
          <table:table-cell/>
          <table:table-cell office:value-type="string" calcext:value-type="string">
            <text:p>Actual trues</text:p>
          </table:table-cell>
          <table:table-cell table:formula="of:=[.O26]+[.O27]" office:value-type="float" office:value="44" calcext:value-type="float">
            <text:p>44</text:p>
          </table:table-cell>
          <table:table-cell table:formula="of:=[.P26]+[.P27]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loo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"/>
          <table:table-cell table:number-columns-repeated="2"/>
          <table:table-cell office:value-type="string" calcext:value-type="string">
            <text:p>Total</text:p>
          </table:table-cell>
          <table:table-cell table:formula="of:=SUM([.O25:.O28])" office:value-type="float" office:value="79" calcext:value-type="float">
            <text:p>79</text:p>
          </table:table-cell>
          <table:table-cell table:formula="of:=SUM([.P25:.P28])" office:value-type="float" office:value="92" calcext:value-type="float">
            <text:p>92</text:p>
          </table:table-cell>
          <table:table-cell/>
          <table:table-cell office:value-type="string" calcext:value-type="string">
            <text:p>Actual falses</text:p>
          </table:table-cell>
          <table:table-cell table:formula="of:=[.O25]+[.O28]" office:value-type="float" office:value="35" calcext:value-type="float">
            <text:p>35</text:p>
          </table:table-cell>
          <table:table-cell table:formula="of:=[.P25]+[.P28]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ancreas</text:p>
          </table:table-cell>
          <table:table-cell table:style-name="ce4" table:number-columns-repeated="8"/>
          <table:table-cell table:style-name="ce4"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Ovary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4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 rate</text:p>
          </table:table-cell>
          <table:table-cell table:style-name="ce7" table:formula="of:=([.O27]+[.O28])/[.O29]" office:value-type="float" office:value="0.69620253164557" calcext:value-type="float">
            <text:p>0.70</text:p>
          </table:table-cell>
          <table:table-cell table:style-name="ce7" table:formula="of:=([.P27]+[.P28])/[.P29]" office:value-type="float" office:value="0.663043478260869" calcext:value-type="float">
            <text:p>0.66</text:p>
          </table:table-cell>
          <table:table-cell/>
          <table:table-cell office:value-type="string" calcext:value-type="string">
            <text:p>Acc_null </text:p>
          </table:table-cell>
          <table:table-cell table:style-name="ce8" table:formula="of:=([.S28]/[.O29])^2+([.S29]/[.O29])^2" office:value-type="float" office:value="0.506489344656305" calcext:value-type="float">
            <text:p>0.506</text:p>
          </table:table-cell>
          <table:table-cell table:style-name="ce8" table:formula="of:=([.T28]/[.P29])^2+([.T29]/[.P29])^2" office:value-type="float" office:value="0.503780718336484" calcext:value-type="float">
            <text:p>0.504</text:p>
          </table:table-cell>
          <table:table-cell table:number-columns-repeated="3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string" calcext:value-type="string">
            <text:p>Stomach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-1" calcext:value-type="float">
            <text:p>-1</text:p>
          </table:table-cell>
          <table:table-cell table:style-name="ce4" table:number-columns-repeated="3"/>
          <table:table-cell table:number-columns-repeated="12"/>
        </table:table-row>
        <table:table-row table:style-name="ro2">
          <table:table-cell office:value-type="float" office:value="7.6" calcext:value-type="float">
            <text:p>7.6</text:p>
          </table:table-cell>
          <table:table-cell office:value-type="string" calcext:value-type="string">
            <text:p>Testis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-1" calcext:value-type="float">
            <text:p>-1</text:p>
          </table:table-cell>
          <table:table-cell table:style-name="ce4" table:number-columns-repeated="2"/>
          <table:table-cell table:number-columns-repeated="12"/>
        </table:table-row>
        <table:table-row table:style-name="ro2">
          <table:table-cell office:value-type="float" office:value="7.7" calcext:value-type="float">
            <text:p>7.7</text:p>
          </table:table-cell>
          <table:table-cell office:value-type="string" calcext:value-type="string">
            <text:p>T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iver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Kidney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ung</text:p>
          </table:table-cell>
          <table:table-cell table:style-name="ce4" office:value-type="float" office:value="-1" calcext:value-type="float">
            <text:p>-1</text:p>
          </table:table-cell>
          <table:table-cell table:style-name="ce4"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uscle</text:p>
          </table:table-cell>
          <table:table-cell table:style-name="ce4" office:value-type="float" office:value="-1" calcext:value-type="float">
            <text:p>-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rain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Heart 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2"/>
        </table:table-row>
        <calcext:conditional-formats>
          <calcext:conditional-format calcext:target-range-address="Segregation_observations.K9:Segregation_observations.K10 Segregation_observations.E11:Segregation_observations.K11 Segregation_observations.E12:Segregation_observations.K20 Segregation_observations.E4:Segregation_observations.K8 Segregation_observations.E9:Segregation_observations.J9 Segregation_observations.E10:Segregation_observations.J10 Segregation_observations.C4:Segregation_observations.D20">
            <calcext:condition calcext:apply-style-name="Untitled1" calcext:value="=1" calcext:base-cell-address="Segregation_observations.C4"/>
            <calcext:condition calcext:apply-style-name="Untitled2" calcext:value="=2" calcext:base-cell-address="Segregation_observations.C4"/>
            <calcext:condition calcext:apply-style-name="Untitled3" calcext:value="=-1" calcext:base-cell-address="Segregation_observations.C4"/>
          </calcext:conditional-format>
          <calcext:conditional-format calcext:target-range-address="Segregation_observations.E27:Segregation_observations.I27 Segregation_observations.G28:Segregation_observations.I28 Segregation_observations.G29:Segregation_observations.K29 Segregation_observations.K29:Segregation_observations.K31 Segregation_observations.E31:Segregation_observations.J31 Segregation_observations.E32:Segregation_observations.K32 Segregation_observations.E33:Segregation_observations.K40 Segregation_observations.E25:Segregation_observations.K26 Segregation_observations.J27:Segregation_observations.K28 Segregation_observations.E28:Segregation_observations.F29 Segregation_observations.E30:Segregation_observations.J30 Segregation_observations.C25:Segregation_observations.D40">
            <calcext:condition calcext:apply-style-name="Untitled1" calcext:value="=1" calcext:base-cell-address="Segregation_observations.C25"/>
            <calcext:condition calcext:apply-style-name="Untitled2" calcext:value="=2" calcext:base-cell-address="Segregation_observations.C25"/>
            <calcext:condition calcext:apply-style-name="Untitled3" calcext:value="=-1" calcext:base-cell-address="Segregation_observations.C25"/>
          </calcext:conditional-format>
          <calcext:conditional-format calcext:target-range-address="Segregation_observations.W20:Segregation_observations.W20">
            <calcext:condition calcext:apply-style-name="Untitled1" calcext:value="=1" calcext:base-cell-address="Segregation_observations.W20"/>
            <calcext:condition calcext:apply-style-name="Untitled2" calcext:value="=2" calcext:base-cell-address="Segregation_observations.W20"/>
            <calcext:condition calcext:apply-style-name="Untitled3" calcext:value="=-1" calcext:base-cell-address="Segregation_observations.W20"/>
          </calcext:conditional-format>
          <calcext:conditional-format calcext:target-range-address="Segregation_observations.N20:Segregation_observations.V20 Segregation_observations.N4:Segregation_observations.O20">
            <calcext:condition calcext:apply-style-name="Untitled1" calcext:value="=1" calcext:base-cell-address="Segregation_observations.N4"/>
            <calcext:condition calcext:apply-style-name="Untitled2" calcext:value="=2" calcext:base-cell-address="Segregation_observations.N4"/>
            <calcext:condition calcext:apply-style-name="Untitled3" calcext:value="=-1" calcext:base-cell-address="Segregation_observations.N4"/>
          </calcext:conditional-format>
          <calcext:conditional-format calcext:target-range-address="Segregation_observations.P4:Segregation_observations.V19">
            <calcext:condition calcext:apply-style-name="Untitled1" calcext:value="=1" calcext:base-cell-address="Segregation_observations.P4"/>
            <calcext:condition calcext:apply-style-name="Untitled2" calcext:value="=2" calcext:base-cell-address="Segregation_observations.P4"/>
            <calcext:condition calcext:apply-style-name="Untitled3" calcext:value="=-1" calcext:base-cell-address="Segregation_observations.P4"/>
          </calcext:conditional-format>
        </calcext:conditional-formats>
      </table:table>
      <table:named-expressions/>
      <table:database-ranges>
        <table:database-range table:name="__Anonymous_Sheet_DB__0" table:target-range-address="Segregation_observations.C23:Segregation_observations.K40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00"/>
    </style:style>
    <style:style style:name="Untitled2" style:family="table-cell" style:parent-style-name="Default">
      <style:table-cell-properties fo:background-color="#9900ff"/>
    </style:style>
    <style:style style:name="Untitled3" style:family="table-cell" style:parent-style-name="Default">
      <style:table-cell-properties fo:background-color="#eeeee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12:06:06.779304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7:22:11.336881663</meta:creation-date>
    <dc:date>2020-02-27T12:13:16.494276550</dc:date>
    <meta:editing-duration>PT3H27M29S</meta:editing-duration>
    <meta:editing-cycles>23</meta:editing-cycles>
    <meta:generator>LibreOffice/6.0.7.3$Linux_X86_64 LibreOffice_project/00m0$Build-3</meta:generator>
    <meta:document-statistic meta:table-count="1" meta:cell-count="431" meta:object-count="0"/>
  </office:meta>
</office:document-meta>
</file>